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702dd" officeooo:paragraph-rsid="000702d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702dd" officeooo:paragraph-rsid="000702dd"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normal" officeooo:rsid="000702dd" officeooo:paragraph-rsid="000702d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72c6d" officeooo:paragraph-rsid="00072c6d"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954e8" officeooo:paragraph-rsid="000954e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bold" officeooo:rsid="000954e8" officeooo:paragraph-rsid="000954e8"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0ebc0b" officeooo:paragraph-rsid="00072c6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officeooo:rsid="000b6531" officeooo:paragraph-rsid="000b6531"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0d2e0b" officeooo:paragraph-rsid="000d2e0b"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b6531" officeooo:paragraph-rsid="000b6531" style:font-size-asian="12.25pt" style:font-weight-asian="normal" style:font-size-complex="14pt" style:font-weight-complex="normal"/>
    </style:style>
    <style:style style:name="T1" style:family="text">
      <style:text-properties officeooo:rsid="00072c6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800e" style:font-weight-asian="normal" style:font-weight-complex="normal"/>
    </style:style>
    <style:style style:name="T5" style:family="text">
      <style:text-properties officeooo:rsid="000ebc0b"/>
    </style:style>
    <style:style style:name="T6" style:family="text">
      <style:text-properties officeooo:rsid="000f9a02"/>
    </style:style>
    <style:style style:name="T7" style:family="text">
      <style:text-properties officeooo:rsid="0010cc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ASION</text:p>
      <text:p text:style-name="P1"/>
      <text:p text:style-name="P2"><text:tab/></text:p>
      <text:p text:style-name="P3">On choisit une invasion selon le nombre d’itération de la boucle de gameplay (pseudo niveau de difficulté)</text:p>
      <text:p text:style-name="P3">On procède à une vérification des statistiques du joueur <text:span text:style-name="T1">(Armée étant la + importante, mais ça peux faire un p’tit twist sympa de mettre d’autres statistiques à vérifier, idée d’événement?)</text:span></text:p>
      <text:p text:style-name="P3"/>
      <text:p text:style-name="P4"><text:span text:style-name="T2">SI</text:span> les statistiques sont en dessous de l’attendu =&gt; GAME OVER</text:p>
      <text:p text:style-name="P4"><text:span text:style-name="T2">SINON</text:span> on passe à la boucle de gameplay suivante et on choisit la prochaine invasion selon la valeur de difficulté.</text:p>
      <text:p text:style-name="P4"/>
      <text:p text:style-name="P5">Mécanique <text:span text:style-name="T2">WOULD HAVE : </text:span></text:p>
      <text:p text:style-name="P6"><text:tab/><text:span text:style-name="T3">Possibilité de survie à une invasion mais en payant la re</text:span><text:span text:style-name="T4">s</text:span><text:span text:style-name="T3">sosurce demandée (de préférence différents par invasion) et en subissant un malus au début de la boucle suivante.</text:span></text:p>
      <text:p text:style-name="P4"/>
      <text:p text:style-name="P7"/>
      <text:p text:style-name="P4"/>
      <text:p text:style-name="P8">INVASION <text:span text:style-name="T5">1</text:span></text:p>
      <text:p text:style-name="P5">Name : Messagers du chaos</text:p>
      <text:p text:style-name="P9">Textes : -intro : Nous sommes les messager du chaos, apôtres du néant et héraut du grand vide. On va vous fumer.</text:p>
      <text:p text:style-name="P9"><text:tab/>-victoire : Ce n’est que retarder l’inévitable.</text:p>
      <text:p text:style-name="P9"><text:tab/>-défaite : L’oblitération est ma religion. Le massacre le plus saint des cantiques. Mais la dîme la plus précieuse des doctrines. Pour une modique somme, la vie vous sera accordée… pour le moment.</text:p>
      <text:p text:style-name="P9"><text:tab/><text:tab/><text:span text:style-name="T6">=&gt; refus : game over</text:span></text:p>
      <text:p text:style-name="P9"><text:tab/><text:tab/><text:span text:style-name="T6">=&gt; oui : Gentil toutou.</text:span></text:p>
      <text:p text:style-name="P5">Stats : - Armee : 10</text:p>
      <text:p text:style-name="P10">Survie : - <text:span text:style-name="T2">SI</text:span> + de 10 d’argent, propose d’éviter le game over pour <text:span text:style-name="T7">tout ton fric</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0T09:11:51.231428400</meta:creation-date>
    <meta:generator>LibreOffice/25.2.5.2$Windows_X86_64 LibreOffice_project/03d19516eb2e1dd5d4ccd751a0d6f35f35e08022</meta:generator>
    <dc:date>2025-10-10T10:21:58.105004300</dc:date>
    <meta:editing-duration>PT1H10M4S</meta:editing-duration>
    <meta:editing-cycles>11</meta:editing-cycles>
    <meta:document-statistic meta:table-count="0" meta:image-count="0" meta:object-count="0" meta:page-count="1" meta:paragraph-count="17" meta:word-count="213" meta:character-count="1214" meta:non-whitespace-character-count="1008"/>
  </office:meta>
</office:document-meta>
</file>